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46cm" fo:min-width="0.09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808080" draw:textarea-horizontal-align="justify" draw:textarea-vertical-align="middle" draw:auto-grow-height="false" fo:min-height="0.346cm" fo:min-width="0.09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46cm" fo:min-width="0.08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36cm" fo:min-width="0.09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36cm" fo:min-width="0.086cm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ashed_20__28_var_29_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45af78" draw:textarea-horizontal-align="justify" draw:textarea-vertical-align="middle" draw:auto-grow-height="false" fo:min-height="0.331cm" fo:min-width="0.08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45af78" draw:textarea-horizontal-align="justify" draw:textarea-vertical-align="middle" draw:auto-grow-height="false" fo:min-height="0.331cm" fo:min-width="0.081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9c831d" draw:textarea-horizontal-align="justify" draw:textarea-vertical-align="middle" draw:auto-grow-height="false" fo:min-height="0.331cm" fo:min-width="0.081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912a58" draw:textarea-horizontal-align="justify" draw:textarea-vertical-align="middle" draw:auto-grow-height="false" fo:min-height="0.331cm" fo:min-width="0.081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912a58" draw:textarea-horizontal-align="justify" draw:textarea-vertical-align="middle" draw:auto-grow-height="false" fo:min-height="0.331cm" fo:min-width="0.082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4" style:family="graphic" style:parent-style-name="standard">
      <style:graphic-properties draw:stroke="none" draw:fill-color="#dddddd" draw:textarea-horizontal-align="justify" draw:textarea-vertical-align="top" draw:auto-grow-height="false" fo:min-height="3.56cm" fo:min-width="16.5cm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0.49cm"/>
      <style:paragraph-properties style:writing-mode="lr-tb"/>
    </style:style>
    <style:style style:name="gr17" style:family="graphic" style:parent-style-name="objectwithoutfill">
      <style:graphic-properties draw:stroke="dash" draw:stroke-dash="Dot" svg:stroke-color="#000000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9" style:family="graphic" style:parent-style-name="objectwithoutfill">
      <style:graphic-properties draw:stroke="dash" draw:stroke-dash="Dot"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21" style:family="graphic" style:parent-style-name="standard">
      <style:graphic-properties draw:stroke="none" draw:fill-color="#b2b2b2" draw:textarea-horizontal-align="justify" draw:textarea-vertical-align="top" draw:auto-grow-height="false" fo:min-height="2.55cm" fo:min-width="16.5cm"/>
      <style:paragraph-properties style:writing-mode="lr-tb"/>
    </style:style>
    <style:style style:name="gr22" style:family="graphic" style:parent-style-name="standard">
      <style:graphic-properties draw:stroke="none" draw:fill-color="#808080" draw:textarea-horizontal-align="justify" draw:textarea-vertical-align="top" draw:auto-grow-height="false" fo:min-height="2.55cm" fo:min-width="16.5cm"/>
      <style:paragraph-properties style:writing-mode="lr-tb"/>
    </style:style>
    <style:style style:name="co1" style:family="table-column">
      <style:table-column-properties style:column-width="1.597cm" style:use-optimal-column-width="false"/>
    </style:style>
    <style:style style:name="co2" style:family="table-column">
      <style:table-column-properties style:column-width="1.39cm" style:use-optimal-column-width="false"/>
    </style:style>
    <style:style style:name="co3" style:family="table-column">
      <style:table-column-properties style:column-width="1.174cm" style:use-optimal-column-width="false"/>
    </style:style>
    <style:style style:name="co4" style:family="table-column">
      <style:table-column-properties style:column-width="1.081cm" style:use-optimal-column-width="false"/>
    </style:style>
    <style:style style:name="co5" style:family="table-column">
      <style:table-column-properties style:column-width="1.365cm" style:use-optimal-column-width="false"/>
    </style:style>
    <style:style style:name="ro1" style:family="table-row">
      <style:table-row-properties style:row-height="0.693cm" style:use-optimal-row-height="false"/>
    </style:style>
    <style:style style:name="ce1" style:family="table-cell">
      <style:paragraph-properties fo:border="0.57pt solid #000000"/>
      <style:text-properties fo:font-size="11pt" style:font-size-asian="11pt" style:font-size-complex="11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45af78"/>
      <style:paragraph-properties fo:text-align="center"/>
    </style:style>
    <style:style style:name="P6" style:family="paragraph">
      <loext:graphic-properties draw:fill="solid" draw:fill-color="#9c831d"/>
      <style:paragraph-properties fo:text-align="center"/>
    </style:style>
    <style:style style:name="P7" style:family="paragraph">
      <loext:graphic-properties draw:fill="solid" draw:fill-color="#912a58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0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ddddd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loext:graphic-properties draw:fill-color="#b2b2b2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-color="#808080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style:text-position="super 58%" fo:font-size="11pt" style:font-size-asian="11pt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1pt" fo:font-style="normal" style:font-size-asian="11pt" style:font-style-asian="normal" style:font-size-complex="11pt" style:font-style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3cm" svg:height="0.63cm" svg:x="1.50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3cm" svg:height="0.63cm" svg:x="5.87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13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50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75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13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37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75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50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37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13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50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75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13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37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75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00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37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63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00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25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63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5.87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25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00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5.87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63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00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25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63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5.87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25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50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5.87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13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50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75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13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37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75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50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37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13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50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75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13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37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75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00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37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63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00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25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63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5.87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25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00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5.87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63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00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25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63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5.87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25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63cm" svg:height="0.63cm" svg:x="1.63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3cm" svg:height="0.63cm" svg:x="6.00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26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63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88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26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50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88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63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50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26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63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88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26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50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88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13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50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76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13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38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76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6.00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38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13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6.00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76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13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38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76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6.00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38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63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6.00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26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63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88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26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50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88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63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50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26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63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88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26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50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88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13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50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76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13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38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76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6.00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38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13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6.00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76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13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38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76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6.00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38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6.606cm" svg:height="2.771cm" svg:x="8.241cm" svg:y="3.885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">cell_id</text:span></text:p>
              </table:table-cell>
              <table:table-cell>
                <text:p text:style-name="P3"><text:span text:style-name="T1">lon</text:span></text:p>
              </table:table-cell>
              <table:table-cell>
                <text:p text:style-name="P3"><text:span text:style-name="T1">lat</text:span></text:p>
              </table:table-cell>
              <table:table-cell>
                <text:p text:style-name="P3"><text:span text:style-name="T1">lulc</text:span></text:p>
              </table:table-cell>
              <table:table-cell>
                <text:p text:style-name="P3"><text:span text:style-name="T1">year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1</text:span></text:p>
              </table:table-cell>
              <table:table-cell>
                <text:p text:style-name="P3"><text:span text:style-name="T1">-54.8</text:span></text:p>
              </table:table-cell>
              <table:table-cell>
                <text:p text:style-name="P3"><text:span text:style-name="T1">-2.8</text:span></text:p>
              </table:table-cell>
              <table:table-cell>
                <text:p text:style-name="P3"><text:span text:style-name="T1">3</text:span></text:p>
              </table:table-cell>
              <table:table-cell>
                <text:p text:style-name="P3"><text:span text:style-name="T1">1985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1</text:span></text:p>
              </table:table-cell>
              <table:table-cell>
                <text:p text:style-name="P3"><text:span text:style-name="T1">-54.8</text:span></text:p>
              </table:table-cell>
              <table:table-cell>
                <text:p text:style-name="P3"><text:span text:style-name="T1">-2.8</text:span></text:p>
              </table:table-cell>
              <table:table-cell>
                <text:p text:style-name="P3"><text:span text:style-name="T1">3</text:span></text:p>
              </table:table-cell>
              <table:table-cell>
                <text:p text:style-name="P3"><text:span text:style-name="T1">1986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1</text:span></text:p>
              </table:table-cell>
              <table:table-cell>
                <text:p text:style-name="P3"><text:span text:style-name="T1">-54.8</text:span></text:p>
              </table:table-cell>
              <table:table-cell>
                <text:p text:style-name="P3"><text:span text:style-name="T1">-2.8</text:span></text:p>
              </table:table-cell>
              <table:table-cell>
                <text:p text:style-name="P3"><text:span text:style-name="T1">15</text:span></text:p>
              </table:table-cell>
              <table:table-cell>
                <text:p text:style-name="P3"><text:span text:style-name="T1">1987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" draw:text-style-name="P4" draw:layer="layout" svg:x1="6.637cm" svg:y1="5.09cm" svg:x2="8.241cm" svg:y2="3.885cm">
          <text:p/>
        </draw:line>
        <draw:line draw:style-name="gr6" draw:text-style-name="P4" draw:layer="layout" svg:x1="6.637cm" svg:y1="5.72cm" svg:x2="8.252cm" svg:y2="6.653cm">
          <text:p/>
        </draw:line>
        <draw:custom-shape draw:style-name="gr7" draw:text-style-name="P5" draw:layer="layout" svg:width="0.616cm" svg:height="0.615cm" svg:x="6.285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0.615cm" svg:height="0.615cm" svg:x="1.978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2.593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3.209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8.747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616cm" svg:height="0.615cm" svg:x="4.439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5.055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5.67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3.824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6.901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7.516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8.131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8.199cm" svg:y1="6.758cm" svg:x2="6.223cm" svg:y2="7.747cm">
          <text:p/>
        </draw:line>
        <draw:frame draw:style-name="gr13" draw:text-style-name="P8" draw:layer="layout" svg:width="1.814cm" svg:height="0.725cm" svg:x="5.588cm" svg:y="6.768cm">
          <draw:text-box>
            <text:p><text:span text:style-name="T1">1 cell</text:span></text:p>
          </draw:text-box>
        </draw:frame>
        <draw:frame draw:style-name="gr13" draw:text-style-name="P8" draw:layer="layout" svg:width="3.196cm" svg:height="0.725cm" svg:x="6.637cm" svg:y="0.366cm">
          <draw:text-box>
            <text:p><text:span text:style-name="T1">raster stack</text:span></text:p>
          </draw:text-box>
        </draw:frame>
        <draw:frame draw:style-name="gr13" draw:text-style-name="P8" draw:layer="layout" svg:width="1.456cm" svg:height="0.725cm" svg:x="1.481cm" svg:y="8.86cm">
          <draw:text-box>
            <text:p><text:span text:style-name="T1">1985</text:span></text:p>
          </draw:text-box>
        </draw:frame>
        <draw:frame draw:style-name="gr13" draw:text-style-name="P8" draw:layer="layout" svg:width="1.456cm" svg:height="0.725cm" svg:x="8.323cm" svg:y="8.861cm">
          <draw:text-box>
            <text:p><text:span text:style-name="T1">1996</text:span></text:p>
          </draw:text-box>
        </draw:frame>
        <draw:custom-shape draw:style-name="gr8" draw:text-style-name="P5" draw:layer="layout" svg:width="0.615cm" svg:height="0.615cm" svg:x="10.541cm" svg:y="7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10.544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616cm" svg:height="0.615cm" svg:x="10.545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2.933cm" svg:height="0.725cm" svg:x="11.156cm" svg:y="7.366cm">
          <draw:text-box>
            <text:p><text:span text:style-name="T1">- Forest</text:span></text:p>
          </draw:text-box>
        </draw:frame>
        <draw:frame draw:style-name="gr13" draw:text-style-name="P8" draw:layer="layout" svg:width="2.933cm" svg:height="0.725cm" svg:x="11.157cm" svg:y="8.038cm">
          <draw:text-box>
            <text:p><text:span text:style-name="T1">- Pasture</text:span></text:p>
          </draw:text-box>
        </draw:frame>
        <draw:frame draw:style-name="gr13" draw:text-style-name="P8" draw:layer="layout" svg:width="2.933cm" svg:height="0.725cm" svg:x="11.158cm" svg:y="8.8cm">
          <draw:text-box>
            <text:p><text:span text:style-name="T1">- Agriculture</text:span></text:p>
          </draw:text-box>
        </draw:frame>
        <draw:custom-shape draw:style-name="gr14" draw:text-style-name="P11" draw:layer="layout" svg:width="17cm" svg:height="3.81cm" svg:x="0cm" svg:y="10.145cm">
          <text:p text:style-name="P10"><text:span text:style-name="T2">Cycl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6.346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0.615cm" svg:height="0.615cm" svg:x="2.039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2.654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3.27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8.808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616cm" svg:height="0.615cm" svg:x="4.5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5.116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5.731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3.885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6.962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7.577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8.192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3.584cm" svg:y1="12.645cm" svg:x2="3.584cm" svg:y2="13.23cm">
          <text:p/>
        </draw:line>
        <draw:frame draw:style-name="gr16" draw:text-style-name="P8" draw:layer="layout" svg:width="5.84cm" svg:height="0.74cm" svg:x="0.787cm" svg:y="13.23cm">
          <draw:text-box>
            <text:p><text:span text:style-name="T1">1</text:span><text:span text:style-name="T3">st</text:span><text:span text:style-name="T4"> year of anthropic cover</text:span></text:p>
          </draw:text-box>
        </draw:frame>
        <draw:frame draw:style-name="gr13" draw:text-style-name="P8" draw:layer="layout" svg:width="1.763cm" svg:height="0.725cm" svg:x="4.77cm" svg:y="11.179cm">
          <draw:text-box>
            <text:p><text:span text:style-name="T1">before</text:span></text:p>
          </draw:text-box>
        </draw:frame>
        <draw:frame draw:style-name="gr13" draw:text-style-name="P8" draw:layer="layout" svg:width="1.763cm" svg:height="0.725cm" svg:x="6.346cm" svg:y="11.18cm">
          <draw:text-box>
            <text:p><text:span text:style-name="T1">after</text:span></text:p>
          </draw:text-box>
        </draw:frame>
        <draw:frame draw:style-name="gr16" draw:text-style-name="P8" draw:layer="layout" svg:width="7.937cm" svg:height="0.74cm" svg:x="7.043cm" svg:y="13.23cm">
          <draw:text-box>
            <text:p><text:span text:style-name="T1">1</text:span><text:span text:style-name="T3">st</text:span><text:span text:style-name="T4"> year of forest after anthropic cover</text:span></text:p>
          </draw:text-box>
        </draw:frame>
        <draw:line draw:style-name="gr15" draw:text-style-name="P4" draw:layer="layout" svg:x1="6.759cm" svg:y1="12.683cm" svg:x2="7.213cm" svg:y2="13.344cm">
          <text:p/>
        </draw:line>
        <draw:line draw:style-name="gr17" draw:text-style-name="P4" draw:layer="layout" svg:x1="6.346cm" svg:y1="10.925cm" svg:x2="6.346cm" svg:y2="12.519cm">
          <text:p/>
        </draw:line>
        <draw:frame draw:style-name="gr18" draw:text-style-name="P8" draw:layer="layout" svg:width="5.793cm" svg:height="1.199cm" svg:x="10.927cm" svg:y="11.639cm">
          <draw:text-box>
            <text:p><text:span text:style-name="T5">y</text:span><text:span text:style-name="T1"> – </text:span><text:span text:style-name="T5">x</text:span><text:span text:style-name="T1"> = Transition length</text:span></text:p>
            <text:p><text:span text:style-name="T1">1989 – 1986 = 3</text:span></text:p>
          </draw:text-box>
        </draw:frame>
        <draw:line draw:style-name="gr15" draw:text-style-name="P4" draw:layer="layout" svg:x1="4.77cm" svg:y1="11.738cm" svg:x2="4.77cm" svg:y2="10.87cm">
          <text:p/>
        </draw:line>
        <draw:line draw:style-name="gr19" draw:text-style-name="P4" draw:layer="layout" svg:x1="2.942cm" svg:y1="11.723cm" svg:x2="2.96cm" svg:y2="10.868cm">
          <text:p/>
        </draw:line>
        <draw:frame draw:style-name="gr13" draw:text-style-name="P12" draw:layer="layout" svg:width="0.642cm" svg:height="0.725cm" svg:x="2.641cm" svg:y="10.145cm">
          <draw:text-box>
            <text:p><text:span text:style-name="T5">x</text:span></text:p>
          </draw:text-box>
        </draw:frame>
        <draw:frame draw:style-name="gr13" draw:text-style-name="P12" draw:layer="layout" svg:width="0.642cm" svg:height="0.725cm" svg:x="4.474cm" svg:y="10.146cm">
          <draw:text-box>
            <text:p><text:span text:style-name="T5">y</text:span></text:p>
          </draw:text-box>
        </draw:frame>
        <draw:frame draw:style-name="gr20" draw:text-style-name="P8" draw:layer="layout" svg:width="7.348cm" svg:height="1.115cm" svg:x="9.672cm" svg:y="10.242cm">
          <draw:text-box>
            <text:p><text:span text:style-name="T5">x</text:span><text:span text:style-name="T1"> = Last forest year (period is “before”);</text:span></text:p>
            <text:p><text:span text:style-name="T5">y</text:span><text:span text:style-name="T6"> = First agri year (period is “before”);</text:span></text:p>
          </draw:text-box>
        </draw:frame>
        <draw:custom-shape draw:style-name="gr21" draw:text-style-name="P13" draw:layer="layout" svg:width="17cm" svg:height="2.8cm" svg:x="0cm" svg:y="14.091cm">
          <text:p text:style-name="P10"><text:span text:style-name="T2">Cycl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6.351cm" svg:y="1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8.813cm" svg:y="1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6.967cm" svg:y="1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7.582cm" svg:y="1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8.197cm" svg:y="1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4" draw:layer="layout" svg:x1="8.203cm" svg:y1="14.871cm" svg:x2="8.203cm" svg:y2="16.465cm">
          <text:p/>
        </draw:line>
        <draw:frame draw:style-name="gr13" draw:text-style-name="P8" draw:layer="layout" svg:width="4.544cm" svg:height="0.725cm" svg:x="10.464cm" svg:y="15.585cm">
          <draw:text-box>
            <text:p><text:span text:style-name="T1">1994 – 1992 = 2</text:span></text:p>
          </draw:text-box>
        </draw:frame>
        <draw:line draw:style-name="gr15" draw:text-style-name="P4" draw:layer="layout" svg:x1="7.893cm" svg:y1="15.684cm" svg:x2="7.893cm" svg:y2="14.816cm">
          <text:p/>
        </draw:line>
        <draw:line draw:style-name="gr19" draw:text-style-name="P4" draw:layer="layout" svg:x1="6.708cm" svg:y1="15.669cm" svg:x2="6.726cm" svg:y2="14.814cm">
          <text:p/>
        </draw:line>
        <draw:frame draw:style-name="gr13" draw:text-style-name="P12" draw:layer="layout" svg:width="0.642cm" svg:height="0.725cm" svg:x="6.345cm" svg:y="14.091cm">
          <draw:text-box>
            <text:p><text:span text:style-name="T5">x</text:span></text:p>
          </draw:text-box>
        </draw:frame>
        <draw:frame draw:style-name="gr13" draw:text-style-name="P12" draw:layer="layout" svg:width="0.642cm" svg:height="0.725cm" svg:x="7.542cm" svg:y="14.092cm">
          <draw:text-box>
            <text:p><text:span text:style-name="T7">y</text:span></text:p>
          </draw:text-box>
        </draw:frame>
        <draw:custom-shape draw:style-name="gr22" draw:text-style-name="P14" draw:layer="layout" svg:width="17cm" svg:height="2.8cm" svg:x="0cm" svg:y="17.012cm">
          <text:p text:style-name="P10"><text:span text:style-name="T2">Cycl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8.793cm" svg:y="18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8.177cm" svg:y="18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3.677cm" svg:height="0.725cm" svg:x="10.464cm" svg:y="18.506cm">
          <draw:text-box>
            <text:p><text:span text:style-name="T1">1996 – 1995 = 1</text:span></text:p>
          </draw:text-box>
        </draw:frame>
        <draw:line draw:style-name="gr15" draw:text-style-name="P4" draw:layer="layout" svg:x1="9.12cm" svg:y1="18.605cm" svg:x2="9.12cm" svg:y2="17.737cm">
          <text:p/>
        </draw:line>
        <draw:line draw:style-name="gr19" draw:text-style-name="P4" draw:layer="layout" svg:x1="8.54cm" svg:y1="18.59cm" svg:x2="8.558cm" svg:y2="17.735cm">
          <text:p/>
        </draw:line>
        <draw:frame draw:style-name="gr13" draw:text-style-name="P12" draw:layer="layout" svg:width="0.642cm" svg:height="0.725cm" svg:x="8.258cm" svg:y="17.012cm">
          <draw:text-box>
            <text:p><text:span text:style-name="T5">x</text:span></text:p>
          </draw:text-box>
        </draw:frame>
        <draw:frame draw:style-name="gr13" draw:text-style-name="P12" draw:layer="layout" svg:width="0.642cm" svg:height="0.725cm" svg:x="8.788cm" svg:y="17.013cm">
          <draw:text-box>
            <text:p><text:span text:style-name="T5">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7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8:09:17.743185551</meta:creation-date>
    <dc:date>2022-10-21T17:44:51.552674232</dc:date>
    <meta:editing-duration>PT17M11S</meta:editing-duration>
    <meta:editing-cycles>8</meta:editing-cycles>
    <meta:generator>LibreOffice/6.4.7.2$Linux_X86_64 LibreOffice_project/40$Build-2</meta:generator>
    <meta:document-statistic meta:object-count="202"/>
  </office:meta>
</office:document-meta>
</file>